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officeooo:paragraph-rsid="00243bb5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2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Standard" style:list-style-name="L1">
      <style:text-properties fo:color="#ff3333" fo:font-size="10pt" officeooo:rsid="003dcc4a" officeooo:paragraph-rsid="0029298c" style:font-size-asian="10pt" style:font-size-complex="10pt"/>
    </style:style>
    <style:style style:name="P24" style:family="paragraph" style:parent-style-name="Standard" style:list-style-name="L2"/>
    <style:style style:name="P25" style:family="paragraph" style:parent-style-name="Standard" style:list-style-name="L6">
      <style:text-properties officeooo:rsid="002a3d2d" officeooo:paragraph-rsid="002a3d2d"/>
    </style:style>
    <style:style style:name="P26" style:family="paragraph" style:parent-style-name="Standard">
      <style:text-properties officeooo:rsid="002a3d2d" officeooo:paragraph-rsid="002a3d2d"/>
    </style:style>
    <style:style style:name="P27" style:family="paragraph" style:parent-style-name="Standard" style:list-style-name="L3">
      <style:text-properties officeooo:rsid="002a3d2d" officeooo:paragraph-rsid="002a3d2d"/>
    </style:style>
    <style:style style:name="P28" style:family="paragraph" style:parent-style-name="Standard" style:list-style-name="L4">
      <style:text-properties style:font-name="Open Sans" fo:font-size="10pt" officeooo:rsid="002a3d2d" officeooo:paragraph-rsid="002a3d2d" style:font-size-asian="10.5pt"/>
    </style:style>
    <style:style style:name="P29" style:family="paragraph" style:parent-style-name="Table_20_Contents">
      <style:text-properties style:font-name="Open Sans" fo:font-size="10pt" officeooo:rsid="002a3d2d" officeooo:paragraph-rsid="002a3d2d" style:font-size-asian="10.5pt"/>
    </style:style>
    <style:style style:name="P30" style:family="paragraph" style:parent-style-name="Table_20_Contents">
      <style:text-properties officeooo:paragraph-rsid="002a3d2d"/>
    </style:style>
    <style:style style:name="T1" style:family="text">
      <style:text-properties officeooo:rsid="002285b7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1">Fait à <text:user-defined style:data-style-name="N0" text:name="PV - Lieu">{{PV_Lieu}}</text:user-defined>, le <text:user-defined style:data-style-name="N76" text:name="Date Livraison">31 décembre 2016</text:user-defined></text:p>
      <text:p text:style-name="P12">A Faire :</text:p>
      <text:list xml:id="list1493231079" text:style-name="L1">
        <text:list-item>
          <text:p text:style-name="P23">Remplacer manuellement les valeurs entre &lt;&gt;</text:p>
        </text:list-item>
        <text:list-item>
          <text:p text:style-name="P23">Les valeurs entre {{}} sont à renseigner dans les propriétés du document</text:p>
        </text:list-item>
      </text:list>
      <text:p text:style-name="Standard"/>
      <text:p text:style-name="P18">Objet : <text:user-defined style:data-style-name="N0" text:name="Projet - Libellé">{{Projet}}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095637812" text:style-name="L2">
              <text:list-item>
                <text:p text:style-name="P24">application web</text:p>
              </text:list-item>
            </text:list>
          </table:table-cell>
          <table:table-cell table:style-name="Tableau1.A2" office:value-type="string">
            <text:p text:style-name="Table_20_Contents">https://.…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3960444548" text:style-name="L3">
              <text:list-item>
                <text:p text:style-name="P27">(Voir dossier d’exploitation page ...)</text:p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3245877574" text:style-name="L4">
              <text:list-item>
                <text:p text:style-name="P28">Dossier d’exploitation</text:p>
              </text:list-item>
              <text:list-item>
                <text:p text:style-name="P28">Dossier de conception fonctionnelle</text:p>
              </text:list-item>
              <text:list-item>
                <text:p text:style-name="P28">Dossier de conception technique</text:p>
              </text:list-item>
            </text:list>
          </table:table-cell>
          <table:table-cell table:style-name="Tableau1.A2" office:value-type="string">
            <text:p text:style-name="P30">https://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p text:style-name="P26">Réference vers le dossier d’exploitation (page ...)</text:p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483491443" text:style-name="L6">
              <text:list-header>
                <text:p text:style-name="P25">RAS</text:p>
              </text:list-header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29">Suivez le dossier d’exploitation (page ...)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1/12/2016</text:user-defined></text:p>
      <text:p text:style-name="Table_20_Contents"/>
      <text:p text:style-name="P22">Date de la réception : ________________________</text:p>
      <text:p text:style-name="P5"/>
      <text:p text:style-name="P17"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{{Client}}</text:user-defined></text:p>
      <text:p text:style-name="P19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285b7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{{Client}}</text:user-defined></text:p>
              <text:p text:style-name="Addressee"><text:span text:style-name="MT1">&lt;</text:span>Adresse<text:span text:style-name="MT1">&gt;</text:span></text:p>
            </table:table-cell>
            <table:table-cell table:style-name="Tableau3.A2" office:value-type="string">
              <text:p text:style-name="MP3"><text:user-defined style:data-style-name="N0" text:name="Projet - Libellé">{{Projet}}</text:user-defined></text:p>
              <text:p text:style-name="Addressee">Ref. Interne : <text:user-defined style:data-style-name="N0" text:name="Projet - Ref Int.">{{RefInterne}}</text:user-defined></text:p>
              <text:p text:style-name="Addressee">Ref. Client : <text:user-defined style:data-style-name="N0" text:name="Projet - Ref Ext.">{{RefExterne}}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&lt;Entreprise&gt;</text:p>
            </table:table-cell>
            <table:table-cell table:style-name="Tableau6.A1" office:value-type="string">
              <text:p text:style-name="MP6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7">&lt;siteWebEntreprise&gt;</text:p>
            </table:table-cell>
            <table:table-cell table:style-name="Tableau6.A1" office:value-type="string">
              <text:p text:style-name="MP8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01T09:11:42</meta:creation-date>
    <meta:editing-duration>P2DT21H41M29S</meta:editing-duration>
    <meta:editing-cycles>55</meta:editing-cycles>
    <meta:generator>LibreOffice/6.4.6.2$Linux_X86_64 LibreOffice_project/40$Build-2</meta:generator>
    <meta:initial-creator>Loïc GUIBERT</meta:initial-creator>
    <dc:date>2020-12-25T10:20:03.276993500</dc:date>
    <dc:subject>Livraison finale</dc:subject>
    <dc:title>Procés verbal de livraison</dc:title>
    <meta:document-statistic meta:table-count="6" meta:image-count="0" meta:object-count="0" meta:page-count="2" meta:paragraph-count="51" meta:word-count="202" meta:character-count="1260" meta:non-whitespace-character-count="1104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